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style="italic" style:font-size-asian="14pt" style:font-style-asian="italic" style:font-size-complex="14pt"/>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ff" fo:font-size="14pt" style:font-size-asian="14pt" style:font-size-complex="14pt"/>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20pt" fo:font-weight="bold" style:font-size-asian="20pt" style:font-weight-asian="bold" style:font-size-complex="20pt" style:font-weight-complex="bold"/>
    </style:style>
    <style:style style:name="P9" style:family="paragraph" style:parent-style-name="Standard" style:master-page-name="MP0">
      <style:paragraph-properties style:page-number="auto" fo:break-before="page"/>
      <style:text-properties fo:font-size="20pt" fo:font-weight="bold" style:font-size-asian="20pt" style:font-weight-asian="bold" style:font-size-complex="20pt" style:font-weight-complex="bold"/>
    </style:style>
    <style:style style:name="T1" style:family="text">
      <style:text-properties fo:color="#0000ff" fo:font-size="14pt" style:font-size-asian="14pt" style:font-size-complex="14pt"/>
    </style:style>
    <style:style style:name="T2" style:family="text">
      <style:text-properties fo:color="#0000ff" fo:font-size="14pt" fo:font-style="italic" style:font-size-asian="14pt" style:font-style-asian="italic" style:font-size-complex="14pt"/>
    </style:style>
    <style:style style:name="T3" style:family="text">
      <style:text-properties fo:color="#0000ff" fo:font-size="14pt" fo:font-style="italic"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style>
    <style:style style:name="T6" style:family="text">
      <style:text-properties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iena Cmentarna</text:p>
      <text:p text:style-name="P1"/>
      <text:p text:style-name="P1">Przed rozmową ze Sołtysem</text:p>
      <text:p text:style-name="P1">- Odejdź, nie gadam z byle kim. Już wystarczy, że mnie chłopi zaczepiają i marudzą.</text:p>
      <text:p text:style-name="P1"/>
      <text:p text:style-name="P1"/>
      <text:p text:style-name="P1"/>
      <text:p text:style-name="P6">- Witaj…</text:p>
      <text:p text:style-name="P1">- Wiem, człowiek Sołtysa przyszedł do mnie i wszystko mi powiedział. Chcesz mojego poparcia? Tak się składa, że jest coś co możesz dla mnie zrobić.</text:p>
      <text:p text:style-name="P6">- To co mam zrobić?</text:p>
      <text:p text:style-name="P1">- Niedaleko jest krypta.. wiesz tam na starym cmentarzu na wschód od wioski. Spoczywa tam mój dziadek, bardzo szlachetny człowiek, pomagał tutejszym chłopom finansowo.</text:p>
      <text:p text:style-name="P6">- Finansowo? Czyli nie jesteś rolnikiem?</text:p>
      <text:p text:style-name="P1">- Co? Ja? Nie, wypraszam sobie. Jestem szlachetnie urodzony, moja rodzina mieszka w mieście, tutaj znajduje się tylko nasza posiadłość, do której od czasu do czasu przyjeżdżam, żeby poczuć wiejskie klimaty. Sytuacja jest nieciekawa, bo kilka dni przed zamknięciem bramy przyjechałem tu, a teraz nie mogę wrócić, nie posiadam przy sobie żadnych dokumentów, a te pacany przy moście nie chcą mnie wysłuchać.</text:p>
      <text:p text:style-name="P6">- Rozumiem, ale otwarcie bramy nie zależy ode mnie, nie mogę ci pomoc. </text:p>
      <text:p text:style-name="P1">- Nie o to chodzi.</text:p>
      <text:p text:style-name="Standard"><text:span text:style-name="Domyślna_20_czcionka_20_akapitu"><text:span text:style-name="T1">- To do czego zmierzasz?</text:span></text:span><text:span text:style-name="Domyślna_20_czcionka_20_akapitu"><text:span text:style-name="T4"> </text:span></text:span></text:p>
      <text:p text:style-name="P1">- Jak wspominałem, mój dziadek, wspaniały człowiek, wolał, żyć wśród tych wieśniaków, wspomagał pieniężnie oraz dobrą radą. Zmarł kilka lat temu i został pochowany w tutejszej krypcie, w uhonorowanym miejscu, rozumiesz… za zasługi. Nie było mnie przy jego śmierci, gdyż wyjechałem w interesach… Dziadek zawsze wspomniał, że gdy umrze to ja odziedziczę po jego śmierci jego sygnet, który został pochowany razem z nim. Jeśli byłabyś taka miła i przyniosła mi go, chętnie stawie się za tobą u miejscowego Sołtysa.</text:p>
      <text:p text:style-name="P6">- Czy to nie jest zbyt proste? Wyciągnięcie czegoś z krypty nie wymaga większej filozofii.</text:p>
      <text:p text:style-name="P1">- Żartujesz sobie ze mnie? Pełno tam duchów, aż ciarki przechodzą mnie na samą myśl.</text:p>
      <text:p text:style-name="P6">- To zmienia postać rzeczy.</text:p>
      <text:p text:style-name="P1">- Przyda ci się klucz. Jakbyś mogła się pośpieszyć…</text:p>
      <text:p text:style-name="P1"/>
      <text:p text:style-name="P1"/>
      <text:p text:style-name="P1"/>
      <text:p text:style-name="P1"/>
      <text:p text:style-name="P1"/>
      <text:p text:style-name="P1"/>
      <text:p text:style-name="P1"/>
      <text:p text:style-name="P1"/>
      <text:p text:style-name="P7"><text:soft-page-break/>Po zwiedzeniu krypty dochodzimy do sarkofagu dziadka Antoniego.</text:p>
      <text:p text:style-name="P1"/>
      <text:p text:style-name="P1"/>
      <text:p text:style-name="P1"/>
      <text:p text:style-name="P1">- Kto zakłóca mój spokój.</text:p>
      <text:p text:style-name="P6">- Przybywam w imieniu twojego wnuka, po sygnet, który był mu obiecany.</text:p>
      <text:p text:style-name="P1">- Antoni? Ten łajdak? Nie dość, że zawsze mędził o pieniądze, które trwonił na lewo i prawo, to jeszcze chce mnie okraść po śmierci?! Ba! Nawet nie chce mu się ruszyć swojego leniwego dupska i przysyła jakąś dziewkę!</text:p>
      <text:p text:style-name="P1"/>
      <text:p text:style-name="P6">- Przynajmniej nie jest jakąś hieną cmentarną… [MOŻLIWOŚĆ 1]</text:p>
      <text:p text:style-name="P6">- To twój wnuk, może chce mieć po tobie jakąś pamiątkę. [MOŻLIWOŚĆ 2]</text:p>
      <text:p text:style-name="P6">- Nie wiem co między wami zaszło, ale twój wnuk pomoże mi tylko gdy przyniosę sygnet. [MOŻLIWOŚĆ 3]</text:p>
      <text:p text:style-name="P6">- Oddawaj pierścień, albo sama go wezmę. [MOŻLIWOŚĆ 4]</text:p>
      <text:p text:style-name="P1"/>
      <text:p text:style-name="P1"/>
      <text:p text:style-name="P1"/>
      <text:p text:style-name="P1"/>
      <text:p text:style-name="P1"/>
      <text:p text:style-name="P1"/>
      <text:p text:style-name="P1">MOŻLIWOŚĆ 1</text:p>
      <text:p text:style-name="P1"/>
      <text:p text:style-name="P6">- Przynajmniej nie jest jakąś hieną cmentarną… </text:p>
      <text:p text:style-name="P1">- Nie wiem, czy nie wołałbym oddać tego sygnetu jakiemuś złodziejowi… Ale w sumie rodziny się nie wybiera… Mój syn miał trudności z wychowaniem tego bachora, nigdy się nie słuchał i robił po swojemu.</text:p>
      <text:p text:style-name="P6"/>
      <text:p text:style-name="P6">- Jeśli taka była by twoja wola, mogłabym oddać ten pierścień twojemu synowi</text:p>
      <text:p text:style-name="P6">- Musze zanieść sygnet Antoniemu, prosił o to.</text:p>
      <text:p text:style-name="P6">- Oddaj mi ten pierścień, albo sama go wezmę.</text:p>
      <text:p text:style-name="P1"/>
      <text:p text:style-name="P1"/>
      <text:p text:style-name="P1"/>
      <text:p text:style-name="P1"/>
      <text:p text:style-name="P1"/>
      <text:p text:style-name="P1"/>
      <text:p text:style-name="P1"/>
      <text:p text:style-name="P1">MOŻLIWOŚĆ 1.1</text:p>
      <text:p text:style-name="P6">- Jeśli taka była by twoja wola, mogłabym oddać ten pierścień twojemu synowi</text:p>
      <text:p text:style-name="P1">- Hmm… skąd mam mieć pewność, że nie kłamiesz? Nie sprzedaż go gdzieś pokątnie? Albo nie weźmiesz dla siebie?</text:p>
      <text:p text:style-name="P1"/>
      <text:p text:style-name="P6"><text:soft-page-break/>- Możesz mi zaufać, a co masz do stracenia?</text:p>
      <text:p text:style-name="P6">- Nie masz innego wyjścia i tak nikt tu nie zagląda, więc albo ja to zrobię, albo sygnet przepadnie.</text:p>
      <text:p text:style-name="P1"/>
      <text:p text:style-name="P1"/>
      <text:p text:style-name="P1">MOŻLIWOŚĆ 1.1.1</text:p>
      <text:p text:style-name="P6">- Możesz mi zaufać, a co masz do stracenia?</text:p>
      <text:p text:style-name="P1">- Bezpieczeństwo rodowitego sygnetu, który był przekazywany z dziada pradziada. Lepiej żeby został tutaj niż został zbezczeszczany przez byle kogo. Nie wiem czy naprawdę prowadzi cię dobroć duszy, czy nie masz złych zamiarów. Żegnaj…</text:p>
      <text:p text:style-name="P1"/>
      <text:p text:style-name="P3">Duch znika, a wraz z nim pierścień (nie możemy go znaleźć)</text:p>
      <text:p text:style-name="P3">[U Antoniego MOŻLIWOŚĆ 1]</text:p>
      <text:p text:style-name="P1"/>
      <text:p text:style-name="P1"/>
      <text:p text:style-name="P1"/>
      <text:p text:style-name="P1"/>
      <text:p text:style-name="P1">MOŻLIWOŚĆ 1.1.2</text:p>
      <text:p text:style-name="P6">- Nie masz innego wyjścia i tak nikt tu nie zagląda, więc albo ja to zrobię, albo sygnet przepadnie.</text:p>
      <text:p text:style-name="P1">- Prawda to. Masz sygnet oddaj go mojemu synowi Jomaszowi, by tradycja została potrzymana. Mogę odejść w spokoju, ale uważaj, już nikt nad nimi nie panuje.</text:p>
      <text:p text:style-name="P1"/>
      <text:p text:style-name="P3">Otrzymujemy pierścień, a duch znika</text:p>
      <text:p text:style-name="P3">[U Antoniego MOŻLIWOŚĆ 2]</text:p>
      <text:p text:style-name="P1"/>
      <text:p text:style-name="P1"/>
      <text:p text:style-name="P1"/>
      <text:p text:style-name="P1"/>
      <text:p text:style-name="P1">MOŻLIWOŚĆ 1.2</text:p>
      <text:p text:style-name="P6">- Musze zanieść sygnet Antoniemu, prosił o to.</text:p>
      <text:p text:style-name="P1">- Prosił… a on zna w ogóle takie słowo, jak prośba? Hmm… Nie wiem, co robić… Przynajmniej pierścień zostanie w rodzinie… mam taką nadzieję… dobrze, trzymaj.</text:p>
      <text:p text:style-name="P1">Niech magia ci sprzyja, wiem co mówię…</text:p>
      <text:p text:style-name="P1"/>
      <text:p text:style-name="P3">Otrzymujemy pierścień, a duch znika</text:p>
      <text:p text:style-name="P3">[U Antoniego MOŻLIWOŚĆ 3]</text:p>
      <text:p text:style-name="P1"/>
      <text:p text:style-name="P1"/>
      <text:p text:style-name="P1">MOŻLIWOŚĆ 1.3</text:p>
      <text:p text:style-name="P1"/>
      <text:p text:style-name="P6">- Oddaj mi ten pierścień, albo sama go wezmę.</text:p>
      <text:p text:style-name="P1">- Jak śmiesz! Giń! Przepadnij! Dziewko nieczysta!</text:p>
      <text:p text:style-name="P2">Rozpoczyna się walka z dziadkiem/hordą szkieletów</text:p>
      <text:p text:style-name="P1"/>
      <text:p text:style-name="P3"><text:soft-page-break/>Pierścienia nie możemy znaleźć po walce.</text:p>
      <text:p text:style-name="P3">[U Antoniego MOŻLIWOŚĆ 4]</text:p>
      <text:p text:style-name="P1"/>
      <text:p text:style-name="P1"/>
      <text:p text:style-name="P1"/>
      <text:p text:style-name="P1"/>
      <text:p text:style-name="P1"/>
      <text:p text:style-name="P1">MOŻLIWOŚĆ 2</text:p>
      <text:p text:style-name="P1"/>
      <text:p text:style-name="P6">- To twój wnuk, może chce mieć po tobie jakąś pamiątkę.</text:p>
      <text:p text:style-name="Standard"><text:span text:style-name="Domyślna_20_czcionka_20_akapitu"><text:span text:style-name="T4">- </text:span></text:span><text:span text:style-name="Domyślna_20_czcionka_20_akapitu"><text:span text:style-name="T5">(sarkazm)</text:span></text:span><text:span text:style-name="Domyślna_20_czcionka_20_akapitu"><text:span text:style-name="T4"> Tak, oczywiście… Gdy przez ostanie pięć lat mojego życia marudził i pytał o to, czy dostanie w spadku moją ziemie i chatę …</text:span></text:span></text:p>
      <text:p text:style-name="P6">- Chaty jeszcze nie sprzedał. Może się zmienił?</text:p>
      <text:p text:style-name="P1">- Możliwe, choć po tym jak wyglądało jego życie przed moją śmiercią, nie jestem do tego zbytnio przekonany… Ale może masz racje, przynajmniej chciałbym tak myśleć. Weź proszę w takim razie ten pierścień i zanieś mu. Mi się już nie przyda, a tradycja naszej rodziny będzie podtrzymana. Mama nadzieję, że uda Ci się stąd wydostać… </text:p>
      <text:p text:style-name="P1"/>
      <text:p text:style-name="P3">Otrzymujemy pierścień, a duch znika</text:p>
      <text:p text:style-name="P3">[U Antoniego MOŻLIWOŚĆ 5]</text:p>
      <text:p text:style-name="P1"/>
      <text:p text:style-name="P1"/>
      <text:p text:style-name="P1"/>
      <text:p text:style-name="P1"/>
      <text:p text:style-name="P1"/>
      <text:p text:style-name="P1">MOŻLIWOŚĆ 3</text:p>
      <text:p text:style-name="P1"/>
      <text:p text:style-name="P6">Nie wiem co między wami zaszło, ale twój wnuk pomoże mi tylko gdy przyniosę sygnet. </text:p>
      <text:p text:style-name="P1">- Czyli jednak się nie zmienił… Nie oddam mu go. Nie jest tego godzien, pierścień powinien <text:s/>trafić do mojego syna.</text:p>
      <text:p text:style-name="P1"/>
      <text:p text:style-name="P6">- Daj mi go, pierścień musi trafić do Antoniego.</text:p>
      <text:p text:style-name="P6">- Dobrze, oddam pierścień twojemu synowi i tak zmierzam do zamku.</text:p>
      <text:p text:style-name="P6">- Potrzebuję pierścienia do wywiązania się z umowy.</text:p>
      <text:p text:style-name="P6">- Oddaj mi ten pierścień, albo sama go wezmę.</text:p>
      <text:p text:style-name="P1"/>
      <text:p text:style-name="P1"/>
      <text:p text:style-name="P1"/>
      <text:p text:style-name="P1"/>
      <text:p text:style-name="P1">MOŻLIWOŚĆ 3.1</text:p>
      <text:p text:style-name="P1"/>
      <text:p text:style-name="P6">- Daj mi go, pierścień musi trafić do Antoniego.</text:p>
      <text:p text:style-name="Standard"><text:span text:style-name="Domyślna_20_czcionka_20_akapitu"><text:span text:style-name="T4">- </text:span></text:span><text:span text:style-name="Domyślna_20_czcionka_20_akapitu"><text:span text:style-name="T5">(władczo)</text:span></text:span><text:span text:style-name="Domyślna_20_czcionka_20_akapitu"><text:span text:style-name="T4"> Przykro mi, nie wiem jakie masz intencje. Nie dostaniesz go!</text:span></text:span></text:p>
      <text:p text:style-name="P3"><text:soft-page-break/>I kończąc te słowa dziadek znika, a my nie możemy zabrać sygnetu</text:p>
      <text:p text:style-name="P3">[U Antoniego MOŻLIWOŚĆ 4]</text:p>
      <text:p text:style-name="P1"/>
      <text:p text:style-name="P1"/>
      <text:p text:style-name="P1"/>
      <text:p text:style-name="P1"/>
      <text:p text:style-name="P1">MOŻLIWOŚĆ 3.2</text:p>
      <text:p text:style-name="P1"/>
      <text:p text:style-name="P6">- Dobrze, oddam pierścień twojemu synowi i tak zmierzam do zamku.</text:p>
      <text:p text:style-name="P1">- Hmm… skąd mam mieć pewność, że nie chcesz mnie oszukać i zabierzesz ten pierścień dla siebie, albo oddasz go Antoniemu?</text:p>
      <text:p text:style-name="P1"/>
      <text:p text:style-name="P6">- Możesz mi zaufać, a co masz do stracenia?</text:p>
      <text:p text:style-name="P6">- Nie masz innego wyjścia i tak nikt tu nie zagląda, więc albo ja to zrobię, albo sygnet przepadnie.</text:p>
      <text:p text:style-name="P1"/>
      <text:p text:style-name="P1"/>
      <text:p text:style-name="P1">MOŻLIWOŚĆ 3.2.1</text:p>
      <text:p text:style-name="P6">- Możesz mi zaufać, a co masz do stracenia?</text:p>
      <text:p text:style-name="P1">- Bezpieczeństwo rodowitego sygnetu, który był przekazywany z dziada pradziada. Lepiej żeby został tutaj niż został zbezczeszczany przez byle kogo. Nie wiem czy naprawdę prowadzi cię dobroć duszy, czy nie masz złych zamiarów. Żegnaj…</text:p>
      <text:p text:style-name="P1"/>
      <text:p text:style-name="P3">Duch znika, a wraz z nim pierścień (nie możemy go znaleźć)</text:p>
      <text:p text:style-name="P3">[U Antoniego MOŻLIWOŚĆ 1]</text:p>
      <text:p text:style-name="P1"/>
      <text:p text:style-name="P1"/>
      <text:p text:style-name="P1"/>
      <text:p text:style-name="P1"/>
      <text:p text:style-name="P1">MOŻLIWOŚĆ 3.2.2</text:p>
      <text:p text:style-name="P6">- Nie masz innego wyjścia i tak nikt tu nie zagląda, więc albo ja to zrobię, albo sygnet przepadnie.</text:p>
      <text:p text:style-name="P1">- Prawda to. Masz sygnet oddaj go mojemu synowi Jomaszowi, by tradycja została potrzymana. Mogę odejść w spokoju, ale uważaj, już nikt nad nimi nie panuje.</text:p>
      <text:p text:style-name="P1"/>
      <text:p text:style-name="P3">Otrzymujemy pierścień, a duch znika</text:p>
      <text:p text:style-name="P3">[U Antoniego MOŻLIWOŚĆ 2]</text:p>
      <text:p text:style-name="P1"/>
      <text:p text:style-name="P1">MOŻLIWOŚĆ 3.3</text:p>
      <text:p text:style-name="P6">- Potrzebuję pierścienia do wywiązania się z umowy.</text:p>
      <text:p text:style-name="P1">- To nie moja sprawa, przykro mi…</text:p>
      <text:p text:style-name="P1"/>
      <text:p text:style-name="P3">Duch znika, a wraz z nim pierścień (nie możemy go znaleźć)</text:p>
      <text:p text:style-name="P3">[U Antoniego MOŻLIWOŚĆ 4]</text:p>
      <text:p text:style-name="P1"/>
      <text:p text:style-name="P1"><text:soft-page-break/></text:p>
      <text:p text:style-name="P1"/>
      <text:p text:style-name="P1">MOŻLIWOŚĆ 3.4</text:p>
      <text:p text:style-name="P1"/>
      <text:p text:style-name="P6">- Oddaj mi ten pierścień, albo sama go wezmę.</text:p>
      <text:p text:style-name="P1">- Jak śmiesz! Jesteś złodziejką! Giń!</text:p>
      <text:p text:style-name="P3"/>
      <text:p text:style-name="P3">Rozpoczyna się walka z dziadkiem/hordą szkieletów</text:p>
      <text:p text:style-name="P3">Pierścienia nie możemy znaleźć po walce.</text:p>
      <text:p text:style-name="P3">[U Antoniego MOŻLIWOŚĆ 4]</text:p>
      <text:p text:style-name="P1"/>
      <text:p text:style-name="P1"/>
      <text:p text:style-name="P1"/>
      <text:p text:style-name="P1"/>
      <text:p text:style-name="P1">MOŻLIWOŚĆ 4</text:p>
      <text:p text:style-name="P1"/>
      <text:p text:style-name="P6">- Oddaj mi ten pierścień, albo sama go wezmę.</text:p>
      <text:p text:style-name="P1">- Jak śmiesz! Giń! Przepadnij! Dziewko nieczysta!</text:p>
      <text:p text:style-name="P1"/>
      <text:p text:style-name="P3">Rozpoczyna się walka z dziadkiem/hordą szkieletów</text:p>
      <text:p text:style-name="P3">Pierścienia nie możemy znaleźć po walce.</text:p>
      <text:p text:style-name="P3">[U Antoniego MOŻLIWOŚĆ 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Wracamy do Antoniego</text:p>
      <text:p text:style-name="P8"/>
      <text:p text:style-name="P1"/>
      <text:p text:style-name="P1"/>
      <text:p text:style-name="P5"/>
      <text:p text:style-name="P5"/>
      <text:p text:style-name="P5"/>
      <text:p text:style-name="P5"><text:soft-page-break/>MOŻLIWOŚĆ 1</text:p>
      <text:p text:style-name="P1"/>
      <text:p text:style-name="P1">- Jesteś już, i jak?</text:p>
      <text:p text:style-name="P1"/>
      <text:p text:style-name="Standard"><text:span text:style-name="Domyślna_20_czcionka_20_akapitu"><text:span text:style-name="T1">- </text:span></text:span><text:span text:style-name="Domyślna_20_czcionka_20_akapitu"><text:span text:style-name="T2">(złość) </text:span></text:span><text:span text:style-name="Domyślna_20_czcionka_20_akapitu"><text:span text:style-name="T1">Grób był pusty, ciała nie było. Po co mnie tam wysłałeś?</text:span></text:span></text:p>
      <text:p text:style-name="P6">- Rozmawiałam z duchem dziadka.</text:p>
      <text:p text:style-name="P1"/>
      <text:p text:style-name="P1"/>
      <text:p text:style-name="P1"/>
      <text:p text:style-name="P1"/>
      <text:p text:style-name="P1">MOŻLIWOŚĆ 1.1</text:p>
      <text:p text:style-name="P1"/>
      <text:p text:style-name="Standard"><text:span text:style-name="Domyślna_20_czcionka_20_akapitu"><text:span text:style-name="T1">- </text:span></text:span><text:span text:style-name="Domyślna_20_czcionka_20_akapitu"><text:span text:style-name="T2">(złość) </text:span></text:span><text:span text:style-name="Domyślna_20_czcionka_20_akapitu"><text:span text:style-name="T1">Grób był pusty, ciała nie było. Po co mnie tam wysłałeś?</text:span></text:span></text:p>
      <text:p text:style-name="P1"/>
      <text:p text:style-name="P1">- Co takiego? Złodzieje! O czym ty mówisz! Nie wierze ci! Pewnie masz go przy sobie, albo sprzedałaś pierwszej lepszej osobie! To na pewno był ogrodnik, albo nie… to na pewno ojciec, złodziej jeden! Zejdź mi z oczu, nie licz ode mnie na jakąkolwiek pomoc.</text:p>
      <text:p text:style-name="P1"/>
      <text:p text:style-name="P3">Koniec zadania</text:p>
      <text:p text:style-name="P3">Bardzo ZŁY</text:p>
      <text:p text:style-name="P1"/>
      <text:p text:style-name="P1"/>
      <text:p text:style-name="P1"/>
      <text:p text:style-name="P1"/>
      <text:p text:style-name="P1">MOŻLIWOŚĆ 1.2</text:p>
      <text:p text:style-name="P1"/>
      <text:p text:style-name="P6">- Rozmawiałam z duchem dziadka.</text:p>
      <text:p text:style-name="Standard"><text:span text:style-name="Domyślna_20_czcionka_20_akapitu"><text:span text:style-name="T4">- I co? </text:span></text:span><text:span text:style-name="Domyślna_20_czcionka_20_akapitu"><text:span text:style-name="T6">[lekko załamanym głosem]</text:span></text:span><text:span text:style-name="Domyślna_20_czcionka_20_akapitu"><text:span text:style-name="T4"> Co powiedział?</text:span></text:span></text:p>
      <text:p text:style-name="P1"/>
      <text:p text:style-name="P6">- Nie chciał oddać sygnetu.</text:p>
      <text:p text:style-name="P6">- Pozdrawia, żałuje, nie odda sygnetu.</text:p>
      <text:p text:style-name="P6">- Wolałby oddać sygnet Jonaszowi i zniknął z pierścieniem</text:p>
      <text:p text:style-name="P1"/>
      <text:p text:style-name="P1"/>
      <text:p text:style-name="P1"/>
      <text:p text:style-name="P1"/>
      <text:p text:style-name="P1"/>
      <text:p text:style-name="P1"/>
      <text:p text:style-name="P1"/>
      <text:p text:style-name="P1">MOŻLIWOŚĆ 1.2.1</text:p>
      <text:p text:style-name="P1"/>
      <text:p text:style-name="P6">- Nie chciał oddać sygnetu.</text:p>
      <text:p text:style-name="P1">- Yyyy… spodziewałem się tego po tym dziadzie, nigdy mnie nie lubił, a i tak zawsze się starałem mu zaimponować… trudno…</text:p>
      <text:p text:style-name="P6"><text:soft-page-break/>- A co z naszym układem?</text:p>
      <text:p text:style-name="P1">- No cóż, nie przyniosłaś mi sygnetu, nie wywiązałaś się z umowy, interes to interes, wybacz.</text:p>
      <text:p text:style-name="P1"/>
      <text:p text:style-name="P3">Koniec zadania</text:p>
      <text:p text:style-name="P3">NEUTRALNY</text:p>
      <text:p text:style-name="P1"/>
      <text:p text:style-name="P1"/>
      <text:p text:style-name="P1"/>
      <text:p text:style-name="P1"/>
      <text:p text:style-name="P1">MOŻLIWOŚĆ 1.2.2</text:p>
      <text:p text:style-name="P1"/>
      <text:p text:style-name="P6">- Pozdrawia, żałuje, nie odda sygnetu.</text:p>
      <text:p text:style-name="Standard"><text:span text:style-name="Domyślna_20_czcionka_20_akapitu"><text:span text:style-name="T4">- </text:span></text:span><text:span text:style-name="Domyślna_20_czcionka_20_akapitu"><text:span text:style-name="T5">(ironia)</text:span></text:span><text:span text:style-name="Domyślna_20_czcionka_20_akapitu"><text:span text:style-name="T4">Pozdrawia mnie? O jak miło. Myślisz, że jestem głupi? Ten stary piernik nigdy nie powiedział nic miłego, nie wiem czy go ukradłaś, czy go tam nie było, ale nie lubię jak mnie ktoś okłamuje, zapomnij o naszej umowie.</text:span></text:span></text:p>
      <text:p text:style-name="P1"/>
      <text:p text:style-name="P3">Koniec zadania</text:p>
      <text:p text:style-name="P3">Zły</text:p>
      <text:p text:style-name="P1"/>
      <text:p text:style-name="P1"/>
      <text:p text:style-name="P1"/>
      <text:p text:style-name="P1"/>
      <text:p text:style-name="P1">MOŻLIWOŚĆ 1.2.3</text:p>
      <text:p text:style-name="P1"/>
      <text:p text:style-name="P6">- Wolałby oddać sygnet Jonaszowi i zniknął z pierścieniem</text:p>
      <text:p text:style-name="P1">- Mojemu ojcu… dobrze. Przekaże mu to przy najbliżej okazji, jeśli to jedyny sposób, żeby zabrać… znaczy zatrzymać… zatrzymać sygnet w rodzinie.</text:p>
      <text:p text:style-name="P6">- A co z naszym układem?</text:p>
      <text:p text:style-name="P1">- No cóż, nie przyniosłaś mi sygnetu, nie wywiązałaś się z umowy, interes to interes, wybacz.</text:p>
      <text:p text:style-name="P1"/>
      <text:p text:style-name="P3">Koniec zadania</text:p>
      <text:p text:style-name="P3">NEUTRALNY</text:p>
      <text:p text:style-name="P1"/>
      <text:p text:style-name="P1"/>
      <text:p text:style-name="P1"/>
      <text:p text:style-name="P1"/>
      <text:p text:style-name="P5">MOŻLIWOŚĆ 2</text:p>
      <text:p text:style-name="P1"/>
      <text:p text:style-name="P1">- Jesteś już, i jak?</text:p>
      <text:p text:style-name="P1"/>
      <text:p text:style-name="Standard"><text:span text:style-name="Domyślna_20_czcionka_20_akapitu"><text:span text:style-name="T1">- Oto sygnet. </text:span></text:span><text:span text:style-name="Domyślna_20_czcionka_20_akapitu"><text:span text:style-name="T3">(Oddajemy pierścień)</text:span></text:span></text:p>
      <text:p text:style-name="Standard"><text:span text:style-name="Domyślna_20_czcionka_20_akapitu"><text:span text:style-name="T1">- </text:span></text:span><text:span text:style-name="Domyślna_20_czcionka_20_akapitu"><text:span text:style-name="T2">(złość) </text:span></text:span><text:span text:style-name="Domyślna_20_czcionka_20_akapitu"><text:span text:style-name="T1">Grób był pusty, ciała nie było. Po co mnie tam wysłałeś?</text:span></text:span></text:p>
      <text:p text:style-name="P6">- Rozmawiałam z duchem dziadka.</text:p>
      <text:p text:style-name="Standard"><text:soft-page-break/><text:span text:style-name="Domyślna_20_czcionka_20_akapitu"><text:span text:style-name="T4">MOŻLIWOŚĆ 2.1</text:span></text:span></text:p>
      <text:p text:style-name="P1"/>
      <text:p text:style-name="Standard"><text:span text:style-name="Domyślna_20_czcionka_20_akapitu"><text:span text:style-name="T1">- Oto sygnet. </text:span></text:span><text:span text:style-name="Domyślna_20_czcionka_20_akapitu"><text:span text:style-name="T3">(Oddajemy pierścień)</text:span></text:span></text:p>
      <text:p text:style-name="P1">- <text:s/>Daj mi go. Tak to ten pierścień. Jestem ci dłużny.</text:p>
      <text:p text:style-name="P6">- Ghm… miałeś się wstawić za mną u Sołtysa.</text:p>
      <text:p text:style-name="P1">- A tak, tak. Faktycznie, dobrze, zrobię to przy najbliższej możliwej okazji.</text:p>
      <text:p text:style-name="Standard"><text:span text:style-name="Domyślna_20_czcionka_20_akapitu"><text:span text:style-name="T1">- Mam nadzieję, żegnaj</text:span></text:span><text:span text:style-name="Domyślna_20_czcionka_20_akapitu"><text:span text:style-name="T4">.</text:span></text:span></text:p>
      <text:p text:style-name="P1"/>
      <text:p text:style-name="P3">Koniec zadania</text:p>
      <text:p text:style-name="P3">Zadowolony</text:p>
      <text:p text:style-name="P1"/>
      <text:p text:style-name="P1"/>
      <text:p text:style-name="P1"/>
      <text:p text:style-name="P1">MOŻLIWOŚĆ 2.2</text:p>
      <text:p text:style-name="P1"/>
      <text:p text:style-name="Standard"><text:span text:style-name="Domyślna_20_czcionka_20_akapitu"><text:span text:style-name="T1">- </text:span></text:span><text:span text:style-name="Domyślna_20_czcionka_20_akapitu"><text:span text:style-name="T2">(złość) </text:span></text:span><text:span text:style-name="Domyślna_20_czcionka_20_akapitu"><text:span text:style-name="T1">Grób był pusty, ciała nie było. Po co mnie tam wysłałeś?</text:span></text:span></text:p>
      <text:p text:style-name="P1">- Co takiego? Złodzieje! O czym ty mówisz! Nie wierze ci! Pewnie masz go przy sobie, albo sprzedałaś pierwszej lepszej osobie! To na pewno był ogrodnik, albo nie… to na pewno ojciec, złodziej jeden! Zejdź mi z oczu, nie licz ode mnie na jakąkolwiek pomoc.</text:p>
      <text:p text:style-name="P1"/>
      <text:p text:style-name="P3">Koniec zadania</text:p>
      <text:p text:style-name="P3">Bardzo ZŁY</text:p>
      <text:p text:style-name="P1"/>
      <text:p text:style-name="P1"/>
      <text:p text:style-name="P1"/>
      <text:p text:style-name="P1"/>
      <text:p text:style-name="P1"/>
      <text:p text:style-name="P1">MOŻLIWOŚĆ 2.3</text:p>
      <text:p text:style-name="P1"/>
      <text:p text:style-name="P6">- Rozmawiałam z duchem dziadka.</text:p>
      <text:p text:style-name="Standard"><text:span text:style-name="Domyślna_20_czcionka_20_akapitu"><text:span text:style-name="T4">- I co? </text:span></text:span><text:span text:style-name="Domyślna_20_czcionka_20_akapitu"><text:span text:style-name="T6">[lekko załamanym głosem]</text:span></text:span><text:span text:style-name="Domyślna_20_czcionka_20_akapitu"><text:span text:style-name="T4"> Co powiedział?</text:span></text:span></text:p>
      <text:p text:style-name="P1"/>
      <text:p text:style-name="P6">- Nie chciał oddać sygnetu.</text:p>
      <text:p text:style-name="P6">- Pozdrawia, żałuje, nie odda sygnetu.</text:p>
      <text:p text:style-name="P6">- Wolałby oddać sygnet Jonaszowi i zniknął z pierścieniem</text:p>
      <text:p text:style-name="P1"/>
      <text:p text:style-name="P6">- Niechętnie chciał oddać ci pierścień, ale go przekonałam</text:p>
      <text:p text:style-name="P1"/>
      <text:p text:style-name="P1"/>
      <text:p text:style-name="P1"/>
      <text:p text:style-name="P1">MOŻLIWOŚĆ 2.3.1</text:p>
      <text:p text:style-name="P1"/>
      <text:p text:style-name="P6">- Nie chciał oddać sygnetu.</text:p>
      <text:p text:style-name="P1"><text:soft-page-break/>- Yyyy… spodziewałem się tego po tym dziadzie, nigdy mnie nie lubił, a i tak zawsze się starałem mu zaimponować… trudno…</text:p>
      <text:p text:style-name="P6">- A co z naszym układem?</text:p>
      <text:p text:style-name="P1">- No cóż, nie przyniosłaś mi sygnetu, nie wywiązałaś się z umowy, interes to interes, wybacz.</text:p>
      <text:p text:style-name="P1"/>
      <text:p text:style-name="P3">Koniec zadania</text:p>
      <text:p text:style-name="P3">Nowe zadanie, nowa część zadania, z możliwością oddania go synowi dziadka/ ojcowi Antoniego</text:p>
      <text:p text:style-name="P3">NEUTRALNY</text:p>
      <text:p text:style-name="P1"/>
      <text:p text:style-name="P1"/>
      <text:p text:style-name="P1"/>
      <text:p text:style-name="P1"/>
      <text:p text:style-name="P1">MOŻLIWOŚĆ 2.3.2</text:p>
      <text:p text:style-name="P1"/>
      <text:p text:style-name="P6">- Pozdrawia, żałuje, nie odda sygnetu.</text:p>
      <text:p text:style-name="Standard"><text:span text:style-name="Domyślna_20_czcionka_20_akapitu"><text:span text:style-name="T4">- </text:span></text:span><text:span text:style-name="Domyślna_20_czcionka_20_akapitu"><text:span text:style-name="T5">(ironia)</text:span></text:span><text:span text:style-name="Domyślna_20_czcionka_20_akapitu"><text:span text:style-name="T4">Pozdrawia mnie? O jak miło. Myślisz, że jestem głupi? Ten stary piernik nigdy nie powiedział nic miłego, nie wiem czy go ukradłaś, czy go tam nie było, ale nie lubię jak mnie ktoś okłamuje, zapomnij o naszej umowie.</text:span></text:span></text:p>
      <text:p text:style-name="P1"/>
      <text:p text:style-name="P3">Koniec zadania</text:p>
      <text:p text:style-name="P3">Nowe zadanie, nowa część zadania, z możliwością oddania go synowi dziadka/ ojcowi Antoniego</text:p>
      <text:p text:style-name="P3">Zły</text:p>
      <text:p text:style-name="P1"/>
      <text:p text:style-name="P1"/>
      <text:p text:style-name="P1"/>
      <text:p text:style-name="P1"/>
      <text:p text:style-name="P1">MOŻLIWOŚĆ 2.3.3</text:p>
      <text:p text:style-name="P1"/>
      <text:p text:style-name="P6">- Niechętnie chciał oddać ci pierścień, ale go przekonałam. (Oddajemy pierścień)</text:p>
      <text:p text:style-name="P1">- Pokaż, faktycznie to ten pierścień, nie wiem jak ci się udało przekonań tego starego zrzędę. Jestem pod wrażeniem. W wolnej chwili pójdę do Sołtysa i szepnę o tobie kilka dobrych słów.</text:p>
      <text:p text:style-name="P1"/>
      <text:p text:style-name="P3">Koniec zadania</text:p>
      <text:p text:style-name="P3">Zadowolony</text:p>
      <text:p text:style-name="P1"/>
      <text:p text:style-name="P1"/>
      <text:p text:style-name="P1"/>
      <text:p text:style-name="P1"/>
      <text:p text:style-name="P1">MOŻLIWOŚĆ 2.3.3</text:p>
      <text:p text:style-name="P1"/>
      <text:p text:style-name="P6">- Wolałby oddać go Jonaszowi i zniknął z pierścieniem</text:p>
      <text:p text:style-name="P1"><text:soft-page-break/>- Mojemu ojcu… dobrze. Przekaże mu to przy najbliżej okazji, jeśli to jedyny sposób, żeby zabrać… znaczy zatrzymać… zatrzymać sygnet w rodzinie.</text:p>
      <text:p text:style-name="P6">- A co z naszym układem?</text:p>
      <text:p text:style-name="P1">- No cóż, nie przyniosłaś mi sygnetu, nie wywiązałaś się z umowy, interes to interes, wybacz.</text:p>
      <text:p text:style-name="P1"/>
      <text:p text:style-name="P3">Koniec zadania</text:p>
      <text:p text:style-name="P3">Zadowolony</text:p>
      <text:p text:style-name="P1"/>
      <text:p text:style-name="P1"/>
      <text:p text:style-name="P1"/>
      <text:p text:style-name="P1"/>
      <text:p text:style-name="P1">MOŻLIWOŚĆ 2.3.4</text:p>
      <text:p text:style-name="P1"/>
      <text:p text:style-name="P6">- Prosił mnie abym przekazała jego sygnet twojemu ojcu.</text:p>
      <text:p text:style-name="P1">- Spodziewałem się, że nie będzie mi go chciał oddać nawet po śmierci… no cóż, ale masz pierścień przy sobie. Daj mi go więc, a ja wypełnię wolę mojego dziadka i przy najbliżej okazji oddam go mojemu ojcu.</text:p>
      <text:p text:style-name="P1"/>
      <text:p text:style-name="Standard"><text:span text:style-name="Domyślna_20_czcionka_20_akapitu"><text:span text:style-name="T1">- Dobrze, proszę.</text:span></text:span><text:span text:style-name="Domyślna_20_czcionka_20_akapitu"><text:span text:style-name="T3"> (Oddajemy pierścień)</text:span></text:span></text:p>
      <text:p text:style-name="P6">- Twój dziadek, prosił mnie abym to zrobiła osobiście.</text:p>
      <text:p text:style-name="P1"/>
      <text:p text:style-name="P1"/>
      <text:p text:style-name="P1">MOŻLIWOŚĆ 2.3.4.1</text:p>
      <text:p text:style-name="P1"/>
      <text:p text:style-name="Standard"><text:span text:style-name="Domyślna_20_czcionka_20_akapitu"><text:span text:style-name="T1">- Dobrze, proszę. </text:span></text:span><text:span text:style-name="Domyślna_20_czcionka_20_akapitu"><text:span text:style-name="T3">(Oddajemy pierścień)</text:span></text:span></text:p>
      <text:p text:style-name="P1">- Tak, to ten sygnet, możesz już iść.</text:p>
      <text:p text:style-name="P6">- A co z naszym układem?</text:p>
      <text:p text:style-name="P1">- A tak, tak. Faktycznie, dobrze, zrobię to przy najbliższej możliwej chwili.</text:p>
      <text:p text:style-name="P1"/>
      <text:p text:style-name="P3">Koniec zadania</text:p>
      <text:p text:style-name="P3">Zadowolony</text:p>
      <text:p text:style-name="P1"/>
      <text:p text:style-name="P6">- A co z naszym układem?</text:p>
      <text:p text:style-name="P1">- No cóż, nie przyniosłaś mi sygnetu, nie wywiązałaś się z umowy, interes to interes, wybacz.</text:p>
      <text:p text:style-name="P1"/>
      <text:p text:style-name="P1"/>
      <text:p text:style-name="P1"/>
      <text:p text:style-name="P1">MOŻLIWOŚĆ 2.3.4.1</text:p>
      <text:p text:style-name="P1"/>
      <text:p text:style-name="P6">- Twój dziadek, prosił mnie żebym to zrobiła osobiście.</text:p>
      <text:p text:style-name="P1">- Złodziejka, pewnie chcesz go zatrzymać dla siebie, jak tylko otworzą bramę, zawiadomię straż i odpowiesz za swoje czyny</text:p>
      <text:p text:style-name="P1"/>
      <text:p text:style-name="P3"><text:soft-page-break/>Nowe zadanie, nowa część zadania, z możliwością oddania go synowi dziadka/ ojcowi Antoniego</text:p>
      <text:p text:style-name="P3">Bardzo ZŁY</text:p>
      <text:p text:style-name="P5">MOŻLIWOŚĆ 3</text:p>
      <text:p text:style-name="P1"/>
      <text:p text:style-name="P1">- Jesteś już, i jak?</text:p>
      <text:p text:style-name="P1"/>
      <text:p text:style-name="Standard"><text:span text:style-name="Domyślna_20_czcionka_20_akapitu"><text:span text:style-name="T1">- Oto sygnet. </text:span></text:span><text:span text:style-name="Domyślna_20_czcionka_20_akapitu"><text:span text:style-name="T3">(Oddajemy pierścień)</text:span></text:span></text:p>
      <text:p text:style-name="Standard"><text:span text:style-name="Domyślna_20_czcionka_20_akapitu"><text:span text:style-name="T1">- </text:span></text:span><text:span text:style-name="Domyślna_20_czcionka_20_akapitu"><text:span text:style-name="T2">(złość) </text:span></text:span><text:span text:style-name="Domyślna_20_czcionka_20_akapitu"><text:span text:style-name="T1">Grób był pusty, ciała nie było. Po co mnie tam wysłałeś?</text:span></text:span></text:p>
      <text:p text:style-name="P1"/>
      <text:p text:style-name="P1"/>
      <text:p text:style-name="P1">MOŻLIWOŚĆ 3.1</text:p>
      <text:p text:style-name="P1"/>
      <text:p text:style-name="Standard"><text:span text:style-name="Domyślna_20_czcionka_20_akapitu"><text:span text:style-name="T1">- Oto sygnet. </text:span></text:span><text:span text:style-name="Domyślna_20_czcionka_20_akapitu"><text:span text:style-name="T3">(Oddajemy pierścień)</text:span></text:span></text:p>
      <text:p text:style-name="P1">- <text:s/>Daj mi go. Tak to ten pierścień. Jestem ci dłużny.</text:p>
      <text:p text:style-name="P6">- Ghm… miałeś się wstawić za mną u Sołtysa.</text:p>
      <text:p text:style-name="P1">- A tak, tak. Faktycznie, dobrze, zrobię to przy najbliższej możliwej okazji.</text:p>
      <text:p text:style-name="Standard"><text:span text:style-name="Domyślna_20_czcionka_20_akapitu"><text:span text:style-name="T1">- Mam nadzieję, żegnaj</text:span></text:span><text:span text:style-name="Domyślna_20_czcionka_20_akapitu"><text:span text:style-name="T4">.</text:span></text:span></text:p>
      <text:p text:style-name="P1"/>
      <text:p text:style-name="P3">Koniec zadania</text:p>
      <text:p text:style-name="P3">Zadowolony</text:p>
      <text:p text:style-name="P1"/>
      <text:p text:style-name="P1"/>
      <text:p text:style-name="P1"/>
      <text:p text:style-name="P1">MOŻLIWOŚĆ 3.2</text:p>
      <text:p text:style-name="P1"/>
      <text:p text:style-name="Standard"><text:span text:style-name="Domyślna_20_czcionka_20_akapitu"><text:span text:style-name="T1">- </text:span></text:span><text:span text:style-name="Domyślna_20_czcionka_20_akapitu"><text:span text:style-name="T2">(złość) </text:span></text:span><text:span text:style-name="Domyślna_20_czcionka_20_akapitu"><text:span text:style-name="T1">Grób był pusty, ciała nie było. Po co mnie tam wysłałeś?</text:span></text:span></text:p>
      <text:p text:style-name="P1">- Co takiego? Złodzieje! O czym ty mówisz! Nie wierze ci! Pewnie masz go przy sobie, albo sprzedałaś pierwszej lepszej osobie! To na pewno był ogrodnik, albo nie… to na pewno ojciec, złodziej jeden! Zejdź mi z oczu, nie licz ode mnie na jakąkolwiek pomoc.</text:p>
      <text:p text:style-name="P1"/>
      <text:p text:style-name="P3">Koniec zadania</text:p>
      <text:p text:style-name="P3">Bardzo ZŁY</text:p>
      <text:p text:style-name="P1"/>
      <text:p text:style-name="P1"/>
      <text:p text:style-name="P1"/>
      <text:p text:style-name="P1"/>
      <text:p text:style-name="P1">MOŻLIWOŚĆ 3.3</text:p>
      <text:p text:style-name="P1"/>
      <text:p text:style-name="P6">- Rozmawiałam z duchem twojego dziadka.</text:p>
      <text:p text:style-name="Standard"><text:span text:style-name="Domyślna_20_czcionka_20_akapitu"><text:span text:style-name="T4">- I co?</text:span></text:span><text:span text:style-name="Domyślna_20_czcionka_20_akapitu"><text:span text:style-name="T6"> [lekko załamanym głosem]</text:span></text:span><text:span text:style-name="Domyślna_20_czcionka_20_akapitu"><text:span text:style-name="T4"> Co powiedział?</text:span></text:span></text:p>
      <text:p text:style-name="P1"/>
      <text:p text:style-name="P6">- Nie chciał ci oddać swojego sygnetu.</text:p>
      <text:p text:style-name="P6"><text:soft-page-break/>- Pozdrawia cię i żałuje, że nie może oddać ci swojego sygnetu, bo ktoś inny go zabrał.</text:p>
      <text:p text:style-name="P6">- Niechętnie chciał oddać ci pierścień, ale go przekonałam</text:p>
      <text:p text:style-name="P6"/>
      <text:p text:style-name="P1">MOŻLIWOŚĆ 3.3.1</text:p>
      <text:p text:style-name="P1"/>
      <text:p text:style-name="P6">- Nie chciał ci oddać swojego sygnetu.</text:p>
      <text:p text:style-name="P1">- Yyyy… spodziewałem się po tym dziadzie tego, nigdy mnie nie lubił, a ja zawsze się starałem mu zaimponować…</text:p>
      <text:p text:style-name="P1">No nic dziękuję za chęci</text:p>
      <text:p text:style-name="P6">- A co z naszym układem?</text:p>
      <text:p text:style-name="P1">- No cóż, nie przyniosłaś mi sygnetu, nie wywiązałaś się z umowy, interes to interes, wybacz.</text:p>
      <text:p text:style-name="P1"/>
      <text:p text:style-name="P3">Koniec zadania</text:p>
      <text:p text:style-name="P3">Nowe zadanie, nowa część zadania, z możliwością oddania go synowi dziadka/ ojcowi Antoniego</text:p>
      <text:p text:style-name="P3">NEUTRALNY</text:p>
      <text:p text:style-name="P1"/>
      <text:p text:style-name="P1"/>
      <text:p text:style-name="P1"/>
      <text:p text:style-name="P1"/>
      <text:p text:style-name="P1">MOŻLIWOŚĆ 3.3.2</text:p>
      <text:p text:style-name="P1"/>
      <text:p text:style-name="P6">- Pozdrawia, żałuje, nie odda sygnetu.</text:p>
      <text:p text:style-name="Standard"><text:span text:style-name="Domyślna_20_czcionka_20_akapitu"><text:span text:style-name="T4">- </text:span></text:span><text:span text:style-name="Domyślna_20_czcionka_20_akapitu"><text:span text:style-name="T5">(ironia)</text:span></text:span><text:span text:style-name="Domyślna_20_czcionka_20_akapitu"><text:span text:style-name="T4">Pozdrawia mnie? O jak miło. Myślisz, że jestem głupi? Ten stary piernik nigdy nie powiedział nic miłego, nie wiem czy go ukradłaś, czy go tam nie było, ale nie lubię jak mnie ktoś okłamuje, zapomnij o naszej umowie.</text:span></text:span></text:p>
      <text:p text:style-name="P1"/>
      <text:p text:style-name="P3">Koniec zadania</text:p>
      <text:p text:style-name="P3">Nowe zadanie, nowa część zadania, z możliwością oddania go synowi dziadka/ ojcowi Antoniego</text:p>
      <text:p text:style-name="P3">Zły</text:p>
      <text:p text:style-name="P1"/>
      <text:p text:style-name="P1"/>
      <text:p text:style-name="Standard"><text:span text:style-name="Domyślna_20_czcionka_20_akapitu"><text:span text:style-name="T1">- Niechętnie chciał oddać ci pierścień, ale go przekonałam. </text:span></text:span><text:span text:style-name="Domyślna_20_czcionka_20_akapitu"><text:span text:style-name="T3">(Oddajemy pierścień)</text:span></text:span></text:p>
      <text:p text:style-name="P1">- Pokaż, faktycznie to ten pierścień, nie wiem jak ci się udało przekonań tego starego zrzędę. Jestem pod wrażeniem. W wolnej chwili pójdę do Sołtysa i szepnę o tobie kilka dobrych słów.</text:p>
      <text:p text:style-name="P1"/>
      <text:p text:style-name="P3">Koniec zadania</text:p>
      <text:p text:style-name="P3">Zadowolony</text:p>
      <text:p text:style-name="P1"/>
      <text:p text:style-name="P1"/>
      <text:p text:style-name="P1"/>
      <text:p text:style-name="P1"><text:soft-page-break/></text:p>
      <text:p text:style-name="P1"/>
      <text:p text:style-name="P1"/>
      <text:p text:style-name="P5">MOŻLIWOŚĆ 4</text:p>
      <text:p text:style-name="P1"/>
      <text:p text:style-name="P1">- Jesteś już, i jak?</text:p>
      <text:p text:style-name="P1"/>
      <text:p text:style-name="P6">- Niestety nie znalazłam pierścienia, ktoś musiał ograbić grób twojego dziadka.</text:p>
      <text:p text:style-name="P6">- Rozmawiałam z duchem twojego dziadka.</text:p>
      <text:p text:style-name="P1"/>
      <text:p text:style-name="P1"/>
      <text:p text:style-name="P1"/>
      <text:p text:style-name="P1">MOŻLIWOŚĆ 4.1</text:p>
      <text:p text:style-name="P1"/>
      <text:p text:style-name="P6">- Niestety nie znalazłam pierścienia, ktoś musiał ograbić grób twojego dziadka.</text:p>
      <text:p text:style-name="P1">- Co takiego? Okraść! O czym ty mówisz! Nie wierze ci, jesteś złodziejką! Pewnie masz go przy sobie, albo sprzedałaś pierwszej lepszej osobie! Zejdź mi z oczu, nie licz ode mnie na jakąkolwiek pomoc.</text:p>
      <text:p text:style-name="P1"/>
      <text:p text:style-name="P3">Koniec zadania</text:p>
      <text:p text:style-name="P3">Bardzo ZŁY</text:p>
      <text:p text:style-name="P1"/>
      <text:p text:style-name="P1"/>
      <text:p text:style-name="P1"/>
      <text:p text:style-name="P1">MOŻLIWOŚĆ 4.2</text:p>
      <text:p text:style-name="P1"/>
      <text:p text:style-name="P6">- Rozmawiałam z duchem twojego dziadka.</text:p>
      <text:p text:style-name="Standard"><text:span text:style-name="Domyślna_20_czcionka_20_akapitu"><text:span text:style-name="T4">- I co? </text:span></text:span><text:span text:style-name="Domyślna_20_czcionka_20_akapitu"><text:span text:style-name="T6">[lekko załamanym głosem]</text:span></text:span><text:span text:style-name="Domyślna_20_czcionka_20_akapitu"><text:span text:style-name="T4"> Co powiedział?</text:span></text:span></text:p>
      <text:p text:style-name="P1"/>
      <text:p text:style-name="P6">- Nie chciał oddać sygnetu.</text:p>
      <text:p text:style-name="P6">- Pozdrawia, żałuje, nie odda sygnetu.</text:p>
      <text:p text:style-name="P6">- Nie było łatwo</text:p>
      <text:p text:style-name="P4"/>
      <text:p text:style-name="P1"/>
      <text:p text:style-name="P1">MOŻLIWOŚĆ 4.2.1</text:p>
      <text:p text:style-name="P1"/>
      <text:p text:style-name="P6">- Nie chciał ci oddać swojego sygnetu.</text:p>
      <text:p text:style-name="P1">- Yyyy… spodziewałem się po tym dziadzie tego, nigdy mnie nie lubił, a ja zawsze się starałem mu zaimponować…</text:p>
      <text:p text:style-name="P1">No nic dziękuję za chęci</text:p>
      <text:p text:style-name="P6">- A co z naszym układem?</text:p>
      <text:p text:style-name="P1">- No cóż, nie przyniosłaś mi sygnetu, nie wywiązałaś się z umowy, interes to interes, wybacz.</text:p>
      <text:p text:style-name="P1"/>
      <text:p text:style-name="P3">Koniec zadania</text:p>
      <text:p text:style-name="Standard"><text:soft-page-break/><text:span text:style-name="Domyślna_20_czcionka_20_akapitu"><text:span text:style-name="T6">NEUTRALNY</text:span></text:span></text:p>
      <text:p text:style-name="P1">MOŻLIWOŚĆ 4.2.2</text:p>
      <text:p text:style-name="P1"/>
      <text:p text:style-name="P6">- Pozdrawia, żałuje, nie odda sygnetu.</text:p>
      <text:p text:style-name="Standard"><text:span text:style-name="Domyślna_20_czcionka_20_akapitu"><text:span text:style-name="T4">- </text:span></text:span><text:span text:style-name="Domyślna_20_czcionka_20_akapitu"><text:span text:style-name="T5">(ironia)</text:span></text:span><text:span text:style-name="Domyślna_20_czcionka_20_akapitu"><text:span text:style-name="T4">Pozdrawia mnie? O jak miło. Myślisz, że jestem głupi? Ten stary piernik nigdy nie powiedział nic miłego, nie wiem czy go ukradłaś, czy go tam nie było, ale nie lubię jak mnie ktoś okłamuje, zapomnij o naszej umowie.</text:span></text:span></text:p>
      <text:p text:style-name="P1"/>
      <text:p text:style-name="P3">Koniec zadania</text:p>
      <text:p text:style-name="P3">Zły</text:p>
      <text:p text:style-name="P1"/>
      <text:p text:style-name="P1"/>
      <text:p text:style-name="P1"/>
      <text:p text:style-name="P1"/>
      <text:p text:style-name="P1">MOŻLIWOŚĆ 4.2.3</text:p>
      <text:p text:style-name="P6"/>
      <text:p text:style-name="P6">- Nie było łatwo.</text:p>
      <text:p text:style-name="P1">- Zawsze robił problemy… A co z sygnetem? Udało ci się go zabrać?</text:p>
      <text:p text:style-name="P6">- Nie, zniknął wraz z duchem dziadka.</text:p>
      <text:p text:style-name="P1">- Zawsze musi postawić na swoim, stary piernik…</text:p>
      <text:p text:style-name="P6">- A co z dobrym słowem o mnie u Sołtysa?</text:p>
      <text:p text:style-name="P1">- No cóż, nie przyniosłaś mi sygnetu, czyli nie wywiązałaś się z umowy, interes to interes, wybacz.</text:p>
      <text:p text:style-name="P1"/>
      <text:p text:style-name="P3">Koniec zadania</text:p>
      <text:p text:style-name="P3">NEUTRALN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p>
      <text:p text:style-name="P5">MOŻLIWOŚĆ 5</text:p>
      <text:p text:style-name="P1"/>
      <text:p text:style-name="P1">- Jesteś już, i jak?</text:p>
      <text:p text:style-name="P1"/>
      <text:p text:style-name="Standard"><text:span text:style-name="Domyślna_20_czcionka_20_akapitu"><text:span text:style-name="T1">- Oto sygnet. </text:span></text:span><text:span text:style-name="Domyślna_20_czcionka_20_akapitu"><text:span text:style-name="T3">(Oddajemy pierścień)</text:span></text:span></text:p>
      <text:p text:style-name="P6">- Niestety nie znalazłam pierścienia, ktoś musiał ograbić grób twojego dziadka.</text:p>
      <text:p text:style-name="P6">- Rozmawiałam z duchem twojego dziadka.</text:p>
      <text:p text:style-name="P1"/>
      <text:p text:style-name="P1"/>
      <text:p text:style-name="P1"/>
      <text:p text:style-name="P1"/>
      <text:p text:style-name="P1">MOŻLIWOŚĆ 5.1</text:p>
      <text:p text:style-name="P1"/>
      <text:p text:style-name="Standard"><text:span text:style-name="Domyślna_20_czcionka_20_akapitu"><text:span text:style-name="T1">- Oto sygnet. </text:span></text:span><text:span text:style-name="Domyślna_20_czcionka_20_akapitu"><text:span text:style-name="T3">(Oddajemy pierścień)</text:span></text:span></text:p>
      <text:p text:style-name="P1">- <text:s/>Daj mi go. Tak to ten pierścień. Jestem ci dłużny.</text:p>
      <text:p text:style-name="P6">- Ghm… miałeś się wstawić za mną u Sołtysa.</text:p>
      <text:p text:style-name="P1">- A tak, tak. Faktycznie, dobrze, zrobię to przy najbliższej możliwej okazji.</text:p>
      <text:p text:style-name="Standard"><text:span text:style-name="Domyślna_20_czcionka_20_akapitu"><text:span text:style-name="T1">- Mam nadzieję, żegnaj</text:span></text:span><text:span text:style-name="Domyślna_20_czcionka_20_akapitu"><text:span text:style-name="T4">.</text:span></text:span></text:p>
      <text:p text:style-name="P1"/>
      <text:p text:style-name="P3">Koniec zadania</text:p>
      <text:p text:style-name="P3">Zadowolony</text:p>
      <text:p text:style-name="P1"/>
      <text:p text:style-name="P1"/>
      <text:p text:style-name="P1"/>
      <text:p text:style-name="P1"/>
      <text:p text:style-name="P1">MOŻLIWOŚĆ 5.2</text:p>
      <text:p text:style-name="P1"/>
      <text:p text:style-name="P6">- Niestety nie znalazłam pierścienia, ktoś musiał ograbić grób twojego dziadka.</text:p>
      <text:p text:style-name="P1">- Co takiego? Okraść! O czym ty mówisz! Nie wierze ci, jesteś złodziejką! Pewnie masz go przy sobie, albo sprzedałaś pierwszej lepszej osobie! Zejdź mi z oczu, nie licz ode mnie na jakąkolwiek pomoc.</text:p>
      <text:p text:style-name="P1"/>
      <text:p text:style-name="P3">Koniec zadania</text:p>
      <text:p text:style-name="P3">Bardzo ZŁY</text:p>
      <text:p text:style-name="P1"/>
      <text:p text:style-name="P1"/>
      <text:p text:style-name="P1"/>
      <text:p text:style-name="P1"/>
      <text:p text:style-name="P1"/>
      <text:p text:style-name="P1">MOŻLIWOŚĆ 5.3</text:p>
      <text:p text:style-name="P1"/>
      <text:p text:style-name="P6">- Rozmawiałam z duchem twojego dziadka.</text:p>
      <text:p text:style-name="Standard"><text:span text:style-name="Domyślna_20_czcionka_20_akapitu"><text:span text:style-name="T4">- I co? </text:span></text:span><text:span text:style-name="Domyślna_20_czcionka_20_akapitu"><text:span text:style-name="T6">[lekko załamanym głosem]</text:span></text:span><text:span text:style-name="Domyślna_20_czcionka_20_akapitu"><text:span text:style-name="T4"> Co powiedział?</text:span></text:span></text:p>
      <text:p text:style-name="P1"/>
      <text:p text:style-name="P6"><text:soft-page-break/>- Nie chciał ci oddać swojego sygnetu.</text:p>
      <text:p text:style-name="P6">- Pozdrawia cię i żałuje, że nie może oddać ci swojego sygnetu, bo ktoś inny go zabrał.</text:p>
      <text:p text:style-name="P6">- Niechętnie chciał oddać ci pierścień, ale go przekonałam.</text:p>
      <text:p text:style-name="P1"/>
      <text:p text:style-name="P1"/>
      <text:p text:style-name="P1"/>
      <text:p text:style-name="P1"/>
      <text:p text:style-name="P1">MOŻLIWOŚĆ 5.3.1</text:p>
      <text:p text:style-name="P1"/>
      <text:p text:style-name="P6">- Nie chciał ci oddać swojego sygnetu.</text:p>
      <text:p text:style-name="P1">- Yyyy… spodziewałem się po tym dziadzie tego, nigdy mnie nie lubił, a ja zawsze się starałem mu zaimponować…</text:p>
      <text:p text:style-name="P1">No nic dziękuję za chęci</text:p>
      <text:p text:style-name="P6">- A co z dobrym słowem o mnie u Sołtysa?</text:p>
      <text:p text:style-name="P1">- No cóż, nie przyniosłaś mi sygnetu, czyli nie wywiązałaś się z umowy, interes to interes, wybacz.</text:p>
      <text:p text:style-name="P1"/>
      <text:p text:style-name="P3">Koniec zadania</text:p>
      <text:p text:style-name="P3">NEUTRALNY</text:p>
      <text:p text:style-name="P1"/>
      <text:p text:style-name="P1"/>
      <text:p text:style-name="P1"/>
      <text:p text:style-name="P1"/>
      <text:p text:style-name="P1">MOŻLIWOŚĆ 5.3.2</text:p>
      <text:p text:style-name="P1"/>
      <text:p text:style-name="P6">- Pozdrawia cię i żałuje, że nie może oddać ci swojego sygnetu, bo ktoś inny go zabrał.</text:p>
      <text:p text:style-name="P1">- Pozdrawia mnie? O jak miło. Myślisz, że jestem głupi? Ten stary piernik nigdy nie powiedział mi miłego słowa, nie wiem czy go ukradłaś dla siebie, czy go tam nie było, ale nie lubię jak mnie ktoś okłamuje, zapomnij o naszej umowie.</text:p>
      <text:p text:style-name="P1"/>
      <text:p text:style-name="P3">Koniec zadania</text:p>
      <text:p text:style-name="P3">Zły</text:p>
      <text:p text:style-name="P1"/>
      <text:p text:style-name="P1"/>
      <text:p text:style-name="P1">MOŻLIWOŚĆ 5.3.3</text:p>
      <text:p text:style-name="P1"/>
      <text:p text:style-name="Standard"><text:span text:style-name="Domyślna_20_czcionka_20_akapitu"><text:span text:style-name="T1">- Niechętnie chciał oddać ci pierścień, ale go przekonałam. </text:span></text:span><text:span text:style-name="Domyślna_20_czcionka_20_akapitu"><text:span text:style-name="T3">(Oddajemy pierścień)</text:span></text:span></text:p>
      <text:p text:style-name="P1">- Pokaż, faktycznie to ten pierścień, nie wiem jak ci się udało przekonań tego starego zrzędę. Jestem pod wrażeniem. W wolnej chwili pójdę do Sołtysa i szepnę o tobie kilka dobrych słów.</text:p>
      <text:p text:style-name="P1"/>
      <text:p text:style-name="P3">Koniec zadania</text:p>
      <text:p text:style-name="Standard"><text:span text:style-name="Domyślna_20_czcionka_20_akapitu"><text:span text:style-name="T6">Zadowolon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creator>Artur Kwas</dc:creator>
    <meta:creation-date>2019-03-31T19:16:00Z</meta:creation-date>
    <dc:date>2019-05-07T09:35:00Z</dc:date>
    <meta:editing-cycles>9</meta:editing-cycles>
    <meta:editing-duration>PT16020S</meta:editing-duration>
    <meta:document-statistic meta:table-count="0" meta:image-count="0" meta:object-count="0" meta:page-count="17" meta:paragraph-count="335" meta:word-count="3105" meta:character-count="18328" meta:non-whitespace-character-count="15549"/>
    <meta:template xlink:type="simple" xlink:actuate="onRequest" xlink:title="" xlink:href="../04.%20Hiena%20Cmentarna.odt/Normal"/>
  </office:meta>
</office:document-meta>
</file>